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9">
      <style:graphic-properties draw:fill="none" draw:stroke="solid" svg:stroke-width="0.01389in" svg:stroke-color="#000000" svg:stroke-opacity="100%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776" draw:master-page-name="Master1-Layout1-title-Title-Slide" presentation:presentation-page-layout-name="Master1-PPL1" draw:id="Slide-256">
        <draw:frame draw:id="id69" presentation:style-name="a777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70" presentation:style-name="a778" draw:name="Subtitle 2" svg:x="1.66667in" svg:y="3.93924in" svg:width="10in" svg:height="1.81076in" presentation:class="subtitle" presentation:placeholder="true">
          <draw:text-box/>
          <svg:title/>
          <svg:desc/>
        </draw:frame>
        <presentation:notes draw:style-name="a788">
          <draw:page-thumbnail draw:page-number="1" svg:x="0.75in" svg:y="1.25in" svg:width="6in" svg:height="3.375in" presentation:class="page" draw:id="id71" presentation:style-name="a779" draw:name="Slide Image Placeholder 1">
            <svg:title/>
            <svg:desc/>
          </draw:page-thumbnail>
          <draw:frame draw:id="id72" presentation:style-name="a783" draw:name="Notes Placeholder 2" svg:x="0.75in" svg:y="4.8125in" svg:width="6in" svg:height="3.9375in" presentation:class="notes" presentation:placeholder="false">
            <draw:text-box>
              <text:p text:style-name="a782" text:class-names="" text:cond-style-name=""><text:span text:style-name="a780" text:class-names=""><text:s text:c="1"/></text:span><text:span text:style-name="a781" text:class-names=""/></text:p>
            </draw:text-box>
            <svg:title/>
            <svg:desc/>
          </draw:frame>
          <draw:frame draw:id="id73" draw:style-name="a787" draw:name="Slide Number Placeholder 3" svg:x="4.24826in" svg:y="9.49826in" svg:width="3.25in" svg:height="0.50174in">
            <draw:text-box>
              <text:p text:style-name="a786" text:class-names="" text:cond-style-name=""><text:span text:style-name="a784" text:class-names=""><text:page-number style:num-format="1" text:fixed="false">1</text:page-number></text:span><text:span text:style-name="a785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9/5/201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9/5/2015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#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9/5/2015</text:date></text:span><text:span text:style-name="a78" text:class-names=""/></text:p>
        </draw:text-box>
        <svg:title/>
        <svg:desc/>
      </draw:frame>
      <draw:frame draw:id="id14" presentation:style-name="a83" draw:name="Footer Placehold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#›</text:page-number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9/5/2015</text:date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#›</text:page-number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9/5/2015</text:date></text:span><text:span text:style-name="a145" text:class-names=""/></text:p>
        </draw:text-box>
        <svg:title/>
        <svg:desc/>
      </draw:frame>
      <draw:frame draw:id="id19" presentation:style-name="a150" draw:name="Footer Placehold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#›</text:page-number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9/5/2015</text:date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>‹#›</text:page-number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9/5/2015</text:date></text:span><text:span text:style-name="a199" text:class-names=""/></text:p>
        </draw:text-box>
        <svg:title/>
        <svg:desc/>
      </draw:frame>
      <draw:frame draw:id="id24" presentation:style-name="a204" draw:name="Footer Placehold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#›</text:page-number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9/5/2015</text:date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#›</text:page-number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9/5/2015</text:date></text:span><text:span text:style-name="a283" text:class-names=""/></text:p>
        </draw:text-box>
        <svg:title/>
        <svg:desc/>
      </draw:frame>
      <draw:frame draw:id="id30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#›</text:page-number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9/5/2015</text:date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9/5/2015</text:date></text:span><text:span text:style-name="a375" text:class-names=""/></text:p>
        </draw:text-box>
        <svg:title/>
        <svg:desc/>
      </draw:frame>
      <draw:frame draw:id="id38" presentation:style-name="a380" draw:name="Footer Placehold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#›</text:page-number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9/5/2015</text:date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>‹#›</text:page-number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9/5/2015</text:date></text:span><text:span text:style-name="a425" text:class-names=""/></text:p>
        </draw:text-box>
        <svg:title/>
        <svg:desc/>
      </draw:frame>
      <draw:frame draw:id="id42" presentation:style-name="a430" draw:name="Footer Placehold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#›</text:page-number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9/5/2015</text:date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>‹#›</text:page-number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9/5/2015</text:date></text:span><text:span text:style-name="a471" text:class-names=""/></text:p>
        </draw:text-box>
        <svg:title/>
        <svg:desc/>
      </draw:frame>
      <draw:frame draw:id="id45" presentation:style-name="a476" draw:name="Footer Placehold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#›</text:page-number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>9/5/2015</text:date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Click to 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>‹#›</text:page-number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9/5/2015</text:date></text:span><text:span text:style-name="a542" text:class-names=""/></text:p>
        </draw:text-box>
        <svg:title/>
        <svg:desc/>
      </draw:frame>
      <draw:frame draw:id="id51" presentation:style-name="a547" draw:name="Footer Placehold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#›</text:page-number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>9/5/2015</text:date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Click to 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>‹#›</text:page-number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2" draw:name="Picture Placeholder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 Placeholder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ck to edit Master text styles</text:span></text:p>
            </text:list-item>
          </text:list>
        </draw:text-box>
        <svg:title/>
        <svg:desc/>
      </draw:frame>
      <draw:frame draw:id="id56" presentation:style-name="a601" draw:name="Date Placeholder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>9/5/2015</text:date></text:span><text:span text:style-name="a599" text:class-names=""/></text:p>
        </draw:text-box>
        <svg:title/>
        <svg:desc/>
      </draw:frame>
      <draw:frame draw:id="id57" presentation:style-name="a604" draw:name="Footer Placeholder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Slide Number Placehold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>‹#›</text:page-number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Header Placehold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>9/5/2015</text:date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Slide Image Placeholder 3">
          <svg:title/>
          <svg:desc/>
        </draw:page-thumbnail>
        <draw:frame draw:id="id8" presentation:style-name="a633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Click to 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Slide Number Placehold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>‹#›</text:page-number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frame draw:id="id59" presentation:style-name="a646" draw:name="Titl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Click to edit Master title style</text:span><text:span text:style-name="a644" text:class-names=""/></text:p>
        </draw:text-box>
        <svg:title/>
        <svg:desc/>
      </draw:frame>
      <draw:frame draw:id="id60" presentation:style-name="a663" draw:name="Vertical Text Placeholder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ck to edit Master text styles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cond le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hird le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ifth level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e Placeholder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>9/5/2015</text:date></text:span><text:span text:style-name="a666" text:class-names=""/></text:p>
        </draw:text-box>
        <svg:title/>
        <svg:desc/>
      </draw:frame>
      <draw:frame draw:id="id62" presentation:style-name="a671" draw:name="Footer Placeholder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Slide Number Placehold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>‹#›</text:page-number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>9/5/2015</text:date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lide Image Placeholder 3">
          <svg:title/>
          <svg:desc/>
        </draw:page-thumbnail>
        <draw:frame draw:id="id8" presentation:style-name="a700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Click to 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ifth level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ooter Placeholder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Slide Number Placehold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>‹#›</text:page-number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frame draw:id="id64" presentation:style-name="a713" draw:name="Vertical Title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65" presentation:style-name="a730" draw:name="Vertical Text Placeholder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ck to 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e Placeholder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9/5/2015</text:date></text:span><text:span text:style-name="a733" text:class-names=""/></text:p>
        </draw:text-box>
        <svg:title/>
        <svg:desc/>
      </draw:frame>
      <draw:frame draw:id="id67" presentation:style-name="a738" draw:name="Footer Placeholder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Slide Number Placehold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>‹#›</text:page-number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e Placehold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>9/5/2015</text:date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Slide Image Placeholder 3">
          <svg:title/>
          <svg:desc/>
        </draw:page-thumbnail>
        <draw:frame draw:id="id8" presentation:style-name="a767" draw:name="Notes Placehold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ck to 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ifth level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ooter Placehold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Slide Number Placehold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>‹#›</text:page-number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Viktor R.</meta:initial-creator>
    <dc:creator>Viktor R.</dc:creator>
    <meta:creation-date>2015-09-05T09:27:21Z</meta:creation-date>
    <dc:date>2015-10-07T13:41:39Z</dc:date>
    <meta:editing-cycles>1</meta:editing-cycles>
    <meta:editing-duration>PT16S</meta:editing-duration>
    <meta:document-statistic meta:paragraph-count="2" meta:word-count="2"/>
  </office:meta>
</office:document-meta>
</file>